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420e" draw:textarea-horizontal-align="justify" draw:textarea-vertical-align="middle" draw:auto-grow-height="false" fo:min-height="1.25cm" fo:min-width="2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9.25cm" fo:min-width="3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9.25cm" fo:min-width="3cm"/>
      <style:paragraph-properties style:writing-mode="lr-tb"/>
    </style:style>
    <style:style style:name="gr6" style:family="graphic" style:parent-style-name="standard">
      <style:graphic-properties draw:fill-color="#ff420e" draw:textarea-horizontal-align="justify" draw:textarea-vertical-align="top" draw:auto-grow-height="false" fo:min-height="9.25cm" fo:min-width="2.5cm"/>
      <style:paragraph-properties style:writing-mode="lr-tb"/>
    </style:style>
    <style:style style:name="gr7" style:family="graphic" style:parent-style-name="standard">
      <style:graphic-properties svg:stroke-color="#cc0000" draw:fill-color="#ff420e" draw:textarea-horizontal-align="justify" draw:textarea-vertical-align="middle" draw:auto-grow-height="false" fo:min-height="1.25cm" fo:min-width="5.6cm"/>
      <style:paragraph-properties style:writing-mode="lr-tb"/>
    </style:style>
    <style:style style:name="gr8" style:family="graphic" style:parent-style-name="standard">
      <style:graphic-properties svg:stroke-color="#cc0000" draw:fill-color="#ff420e" draw:textarea-horizontal-align="justify" draw:textarea-vertical-align="middle" draw:auto-grow-height="false" fo:min-height="0.625cm" fo:min-width="0.5cm"/>
    </style:style>
    <style:style style:name="gr9" style:family="graphic" style:parent-style-name="standard">
      <style:graphic-properties draw:stroke="dash" draw:stroke-dash="Long_20_Dash" svg:stroke-width="0.159cm" svg:stroke-color="#cc0000" draw:marker-start-width="0.438cm" draw:marker-end-width="0.438cm" svg:stroke-linecap="butt" draw:fill="none" draw:textarea-horizontal-align="justify" draw:textarea-vertical-align="middle" draw:auto-grow-height="false" fo:min-height="4.092cm" fo:min-width="13.842cm" fo:padding-top="0.204cm" fo:padding-bottom="0.204cm" fo:padding-left="0.329cm" fo:padding-right="0.32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420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-color="#ff420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cm" svg:height="1.5cm" svg:x="8.6cm" svg:y="4cm">
          <text:p text:style-name="P1">Divi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11.6cm" svg:y="4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.5cm" svg:x="14.6cm" svg:y="4cm">
          <text:p text:style-name="P1">Offe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1.5cm" svg:x="18.4cm" svg:y="4cm">
          <text:p text:style-name="P1">OffCou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cm" svg:height="9.5cm" svg:x="14.6cm" svg:y="5.5cm">
          <text:p text:style-name="P3">Murder</text:p>
          <text:p text:style-name="P3">Homicide</text:p>
          <text:p text:style-name="P3">Assault</text:p>
          <text:p text:style-name="P3">Robbery</text:p>
          <text:p text:style-name="P3">Prostitution</text:p>
          <text:p text:style-name="P3">...</text:p>
          <text:p text:style-name="P4">Murder</text:p>
          <text:p text:style-name="P4">Homicide</text:p>
          <text:p text:style-name="P4">Assault</text:p>
          <text:p text:style-name="P4">Robbery</text:p>
          <text:p text:style-name="P4">Prostitution</text:p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9.5cm" svg:x="18.4cm" svg:y="5.5cm">
          <text:p text:style-name="P3">0</text:p>
          <text:p text:style-name="P3">2</text:p>
          <text:p text:style-name="P3">1</text:p>
          <text:p text:style-name="P3">0</text:p>
          <text:p text:style-name="P3">0</text:p>
          <text:p text:style-name="P3">...</text:p>
          <text:p text:style-name="P3">2</text:p>
          <text:p text:style-name="P3">3</text:p>
          <text:p text:style-name="P3">0</text:p>
          <text:p text:style-name="P3">1</text:p>
          <text:p text:style-name="P3">0</text:p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9.5cm" svg:x="11.6cm" svg:y="5.5cm">
          <text:p text:style-name="P3">2001</text:p>
          <text:p text:style-name="P3">2001</text:p>
          <text:p text:style-name="P3">2001</text:p>
          <text:p text:style-name="P3">2001</text:p>
          <text:p text:style-name="P3">2001</text:p>
          <text:p text:style-name="P3">...</text:p>
          <text:p text:style-name="P3">2001</text:p>
          <text:p text:style-name="P3">2001</text:p>
          <text:p text:style-name="P3">2001</text:p>
          <text:p text:style-name="P3">2001</text:p>
          <text:p text:style-name="P3">2001</text:p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9.5cm" svg:x="8.6cm" svg:y="5.5cm">
          <text:p text:style-name="P3">Pomona</text:p>
          <text:p text:style-name="P4">Pomona</text:p>
          <text:p text:style-name="P4">Pomona</text:p>
          <text:p text:style-name="P4">Pomona</text:p>
          <text:p text:style-name="P4">Pomona</text:p>
          <text:p text:style-name="P4">...</text:p>
          <text:p text:style-name="P4">Gympie</text:p>
          <text:p text:style-name="P4">Gympie</text:p>
          <text:p text:style-name="P4">Gympie</text:p>
          <text:p text:style-name="P4">Gympie</text:p>
          <text:p text:style-name="P4">Gympie</text:p>
          <text:p text:style-name="P4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1cm" svg:height="1.5cm" svg:x="8.5cm" svg:y="0.5cm">
          <text:p text:style-name="P1">GRP COL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1cm" svg:x="9.3cm" svg:y="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2cm" svg:height="1cm" svg:x="11.801cm" svg:y="2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3.5cm" svg:height="1.5cm" svg:x="18.4cm" svg:y="0.5cm">
          <text:p text:style-name="P1">VALU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.5cm" svg:x="14.6cm" svg:y="0.5cm">
          <text:p text:style-name="P1">NAME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4.5cm" svg:height="4.5cm" svg:x="8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4.5cm" svg:height="4.5cm" svg:x="8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1T09:50:48.973422902</meta:creation-date>
    <dc:date>2023-12-11T10:01:38.463366430</dc:date>
    <meta:editing-duration>PT10M50S</meta:editing-duration>
    <meta:editing-cycles>2</meta:editing-cycles>
    <meta:generator>LibreOffice/7.3.7.2$Linux_X86_64 LibreOffice_project/30$Build-2</meta:generator>
    <meta:document-statistic meta:object-count="38"/>
  </office:meta>
</office:document-meta>
</file>